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fe71b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a80654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e02a0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51f3f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02bf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3c014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1c1c1c" style:font-name="Liberation Serif" fo:font-size="17pt" style:text-underline-style="none" fo:font-weight="bold" officeooo:rsid="33a80654" officeooo:paragraph-rsid="33e83646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1c1c1c" style:font-name="Liberation Serif" fo:font-size="17pt" style:text-underline-style="none" fo:font-weight="bold" officeooo:rsid="33a80654" officeooo:paragraph-rsid="33ec98a2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1c1c1c" style:font-name="Liberation Serif" fo:font-size="17pt" style:text-underline-style="none" fo:font-weight="bold" officeooo:rsid="33a80654" officeooo:paragraph-rsid="33fef151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f7a955a"/>
    </style:style>
    <style:style style:name="T2" style:family="text">
      <style:text-properties fo:color="#1c1c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38671372" text:style-name="L1">
        <text:list-item>
          <text:p text:style-name="P1"><text:bookmark-start text:name="康德"/>康德<text:bookmark-end text:name="康德"/></text:p>
          <text:list>
            <text:list-item>
              <text:p text:style-name="P1">康德<text:span text:style-name="T1"> 認定</text:span>。</text:p>
              <text:list>
                <text:list-item>
                  <text:p text:style-name="P1">自由 不是，我們想 做什麼 就 做什麼。</text:p>
                </text:list-item>
                <text:list-item>
                  <text:p text:style-name="P1">自由 是，我們不想 做什麼 就可以 不做什麼。</text:p>
                </text:list-item>
              </text:list>
            </text:list-item>
          </text:list>
        </text:list-item>
        <text:list-item>
          <text:p text:style-name="P2"><text:bookmark-start text:name="馬爾庫塞"/>馬爾庫塞<text:bookmark-end text:name="馬爾庫塞"/></text:p>
          <text:list>
            <text:list-item>
              <text:p text:style-name="P3">單維度的社會。</text:p>
              <text:list>
                <text:list-item>
                  <text:p text:style-name="P2">單維度的人。</text:p>
                  <text:list>
                    <text:list-item>
                      <text:p text:style-name="P2">喪失 反思、批判、超越 的 人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真理"/>真理<text:bookmark-end text:name="真理"/></text:p>
          <text:list>
            <text:list-item>
              <text:p text:style-name="P2">真理 是 永恆不變、絕對正確 的 存在。</text:p>
              <text:list>
                <text:list-item>
                  <text:p text:style-name="P4"><text:span text:style-name="T2">真理 是『</text:span>這句話 是 唯一的 真理<text:span text:style-name="T2">』</text:span>。</text:p>
                </text:list-item>
              </text:list>
            </text:list-item>
            <text:list-item>
              <text:p text:style-name="P5">真理。</text:p>
              <text:list>
                <text:list-item>
                  <text:p text:style-name="P5">永恆不變型真理。</text:p>
                  <text:list>
                    <text:list-item>
                      <text:p text:style-name="P7">永恆不變型真理 是『只存在 這個永恆不變型真理，不存在 其他的永恆不變型真理』。</text:p>
                      <text:list>
                        <text:list-item>
                          <text:p text:style-name="P7">永恆不變型真理 是『永恆不變型真理 不存在，除了 這個 永恆不變型真理』。</text:p>
                        </text:list-item>
                        <text:list-item>
                          <text:p text:style-name="P8">永恆不變型真理 是『這個 永恆不變型真理 是，唯一的 永恆不變型真理』。</text:p>
                        </text:list-item>
                        <text:list-item>
                          <text:p text:style-name="P8">永恆不變型真理 是『永恆不變型真理 只有一個，就是 這句話』。</text:p>
                        </text:list-item>
                        <text:list-item>
                          <text:p text:style-name="P9">永恆不變型真理 是『這句話 是 真且唯一的 永恆不變型真理』。</text:p>
                        </text:list-item>
                        <text:list-item>
                          <text:p text:style-name="P6"><text:span text:style-name="T2">永恆不變型真理 是『</text:span>這句話 是 唯一的 永恆不變型真理<text:span text:style-name="T2">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穩態型真理。</text:p>
                </text:list-item>
                <text:list-item>
                  <text:p text:style-name="P5">暫態型真理。</text:p>
                </text:list-item>
                <text:list-item>
                  <text:p text:style-name="P5">瞬態型真理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0T18:32:16.556000000</dc:date>
    <meta:editing-duration>P17DT41M13S</meta:editing-duration>
    <meta:editing-cycles>12323</meta:editing-cycles>
    <meta:document-statistic meta:table-count="0" meta:image-count="0" meta:object-count="0" meta:page-count="1" meta:paragraph-count="22" meta:word-count="338" meta:character-count="402" meta:non-whitespace-character-count="360"/>
  </office:meta>
</office:document-meta>
</file>